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, 12 pie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texas-instruments/SN74HC165N/296-8251-5-ND/376966" xlink:type="simple">https://www.digikey.com/product-detail/en/texas-instruments/SN74HC165N/296-8251-5-ND/376966</text:a>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vishay-bc-components/K104K15X7RF5TH5/BC1101CT-ND/286723" xlink:type="simple">https://www.digikey.com/product-detail/en/vishay-bc-components/K104K15X7RF5TH5/BC1101CT-ND/286723</text:a>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up resistor per connected input pin. <text:s/>If you want to connect all 16 pins, you will need 16 resistors and 16 switches</text:p>
          </table:table-cell>
        </table:table-row>
        <table:table-row table:style-name="ro2">
          <table:table-cell/>
          <table:table-cell table:style-name="ce3" office:value-type="string" calcext:value-type="string">
            <text:p>jumper wires, male-male, 4 pieces at least 20 cm lon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3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2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2:29:03.62664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7-20T02:30:14.609199477</dc:date>
    <meta:editing-duration>PT6H28M37S</meta:editing-duration>
    <meta:editing-cycles>53</meta:editing-cycles>
    <meta:generator>LibreOffice/5.1.4.2$Linux_X86_64 LibreOffice_project/10$Build-2</meta:generator>
    <meta:document-statistic meta:table-count="1" meta:cell-count="87" meta:object-count="0"/>
  </office:meta>
</office:document-meta>
</file>